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background-color="#fff200"/>
    </style:style>
    <style:style style:name="P2" style:family="paragraph" style:parent-style-name="Text_20_body">
      <style:text-properties fo:font-weight="bold" fo:background-color="#fff200" style:font-weight-asian="bold" style:font-weight-complex="bold"/>
    </style:style>
    <style:style style:name="P3" style:family="paragraph" style:parent-style-name="Text_20_body">
      <style:text-properties fo:background-color="#ffffff"/>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Preformatted_20_Text">
      <style:text-properties fo:color="#a9b7c6" style:font-name="JetBrains Mono" fo:background-color="#fff200"/>
    </style:style>
    <style:style style:name="P6" style:family="paragraph" style:parent-style-name="Preformatted_20_Text">
      <style:paragraph-properties fo:background-color="#2b2b2b">
        <style:background-image/>
      </style:paragraph-properties>
    </style:style>
    <style:style style:name="P7" style:family="paragraph" style:parent-style-name="Preformatted_20_Text">
      <style:paragraph-properties fo:background-color="#2b2b2b">
        <style:background-image/>
      </style:paragraph-properties>
      <style:text-properties fo:color="#a9b7c6" style:font-name="JetBrains Mono"/>
    </style:style>
    <style:style style:name="P8" style:family="paragraph" style:parent-style-name="Preformatted_20_Text">
      <style:paragraph-properties fo:background-color="#2b2b2b">
        <style:background-image/>
      </style:paragraph-properties>
      <style:text-properties fo:color="#8888c6" style:font-name="JetBrains Mono"/>
    </style:style>
    <style:style style:name="P9" style:family="paragraph" style:parent-style-name="Preformatted_20_Text">
      <style:paragraph-properties fo:background-color="#2b2b2b">
        <style:background-image/>
      </style:paragraph-properties>
      <style:text-properties fo:color="#8888c6" style:font-name="JetBrains Mono"/>
    </style:style>
    <style:style style:name="P10" style:family="paragraph" style:parent-style-name="Preformatted_20_Text">
      <style:paragraph-properties fo:background-color="#2b2b2b">
        <style:background-image/>
      </style:paragraph-properties>
      <style:text-properties fo:color="#cc7832"/>
    </style:style>
    <style:style style:name="P11" style:family="paragraph" style:parent-style-name="Preformatted_20_Text">
      <style:paragraph-properties fo:background-color="#2b2b2b">
        <style:background-image/>
      </style:paragraph-properties>
      <style:text-properties fo:color="#a9b7c6"/>
    </style:style>
    <style:style style:name="P12" style:family="paragraph" style:parent-style-name="Preformatted_20_Text">
      <style:paragraph-properties fo:background-color="#2b2b2b">
        <style:background-image/>
      </style:paragraph-properties>
      <style:text-properties fo:color="#a9b7c6" style:font-name="JetBrains Mono"/>
    </style:style>
    <style:style style:name="P13" style:family="paragraph" style:parent-style-name="Preformatted_20_Text">
      <style:paragraph-properties fo:background-color="#2b2b2b">
        <style:background-image/>
      </style:paragraph-properties>
      <style:text-properties fo:color="#808080"/>
    </style:style>
    <style:style style:name="P14" style:family="paragraph" style:parent-style-name="Preformatted_20_Text">
      <style:paragraph-properties fo:background-color="#2b2b2b">
        <style:background-image/>
      </style:paragraph-properties>
      <style:text-properties fo:color="#808080" style:font-name="JetBrains Mono"/>
    </style:style>
    <style:style style:name="P15" style:family="paragraph" style:parent-style-name="Preformatted_20_Text">
      <style:paragraph-properties fo:margin-top="0cm" fo:margin-bottom="0.499cm" fo:background-color="#2b2b2b">
        <style:background-image/>
      </style:paragraph-properties>
      <style:text-properties fo:color="#a9b7c6"/>
    </style:style>
    <style:style style:name="P16" style:family="paragraph" style:parent-style-name="Preformatted_20_Text">
      <style:text-properties fo:color="#a9b7c6" style:font-name="JetBrains Mono"/>
    </style:style>
    <style:style style:name="P17" style:family="paragraph" style:parent-style-name="Text_20_body">
      <style:text-properties fo:language="de" fo:country="DE" fo:background-color="#ffffff"/>
    </style:style>
    <style:style style:name="P18" style:family="paragraph" style:parent-style-name="Text_20_body">
      <style:text-properties fo:color="#a9b7c6" style:font-name="JetBrains Mono"/>
    </style:style>
    <style:style style:name="T1" style:family="text">
      <style:text-properties fo:color="#cc7832"/>
    </style:style>
    <style:style style:name="T2" style:family="text">
      <style:text-properties fo:color="#cc7832" style:font-name="JetBrains Mono"/>
    </style:style>
    <style:style style:name="T3" style:family="text">
      <style:text-properties fo:color="#ffc66d"/>
    </style:style>
    <style:style style:name="T4" style:family="text">
      <style:text-properties fo:color="#ffc66d" style:font-name="JetBrains Mono"/>
    </style:style>
    <style:style style:name="T5" style:family="text">
      <style:text-properties style:font-name="JetBrains Mono"/>
    </style:style>
    <style:style style:name="T6" style:family="text">
      <style:text-properties fo:color="#6a8759"/>
    </style:style>
    <style:style style:name="T7" style:family="text">
      <style:text-properties fo:color="#6a8759" style:font-name="JetBrains Mono"/>
    </style:style>
    <style:style style:name="T8" style:family="text">
      <style:text-properties fo:color="#808080"/>
    </style:style>
    <style:style style:name="T9" style:family="text">
      <style:text-properties fo:color="#808080" style:font-name="JetBrains Mono"/>
    </style:style>
    <style:style style:name="T10" style:family="text">
      <style:text-properties fo:color="#6897bb"/>
    </style:style>
    <style:style style:name="T11" style:family="text">
      <style:text-properties fo:color="#6897bb" style:font-name="JetBrains Mono"/>
    </style:style>
    <style:style style:name="T12" style:family="text">
      <style:text-properties fo:color="#8888c6"/>
    </style:style>
    <style:style style:name="T13" style:family="text">
      <style:text-properties fo:color="#8888c6" style:font-name="JetBrains Mono"/>
    </style:style>
    <style:style style:name="T14" style:family="text">
      <style:text-properties fo:color="#a9b7c6" style:font-name="JetBrains Mono"/>
    </style:style>
    <style:style style:name="T15" style:family="text">
      <style:text-properties fo:language="de" fo:country="DE"/>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reference-mark-start text:name="Aufgabe"/>Junior Aufgabe 1<text:reference-mark-end text:name="Aufgabe"/></text:p>
      <text:p text:style-name="Subtitle">Team-ID: 00719 </text:p>
      <text:p text:style-name="Subtitle">Team: YOLO</text:p>
      <text:p text:style-name="Subtitle">Bearbeiter/-innen dieser Aufgabe:<text:line-break/>Witold Mowinski</text:p>
      <text:p text:style-name="Subtitle"><text:date style:data-style-name="N81" text:date-value="2022-11-18T11:25:43.31" text:fixed="true">18.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p text:style-name="P1">Anleitung: Trage oben die Aufgabennummer, die Team-ID, den Team-Namen und alle Bearbeiter/-innen dieser Aufgabe mit Vor- und Namen ein. Vergiss nicht, auch den Aufgabennamen anzupassen (statt „LibreOffice-Dokument“)! </text:p>
      <text:p text:style-name="P1">Drücke dann F9 zur Aktualisierung, lösche diese Anleitung und lege los :)</text:p>
      <text:p text:style-name="P1">Wenn du neue Überschriften einfügst, solltest du das Inhaltsverzeichnis mittels Rechtsklick aktualisieren. </text:p>
      <text:p text:style-name="P2">Die gelb hinterlegten Texte, die hier bereits stehen, geben ein paar Hinweise zur Einsendung. Du solltest sie aber in deiner Einsendung wieder entfernen!</text:p>
      <text:h text:style-name="Heading_20_1" text:outline-level="1"><text:bookmark-start text:name="__RefHeading___Toc2232_4178761632"/>Lösungsidee<text:bookmark-end text:name="__RefHeading___Toc2232_4178761632"/></text:h>
      <text:p text:style-name="P3">Da die Aufgabe 3 Regeln vorschreibt, ist der code in diese 3 Regeln eingeteilt bei denen man im nachhinein abgleichen kann:</text:p>
      <text:p text:style-name="P3">Regel 1:<text:line-break/>Überprüft ob die Vokabelgruppen und das Nachfolgende der zwei Wörter übereinstimmt</text:p>
      <text:p text:style-name="P3">Regel 2:<text:line-break/>Überprüft ob die Vokabelgruppe und das Nachfolgende mindestens 50% vom Wort sind</text:p>
      <text:p text:style-name="P3">Regel 3:<text:line-break/>Überprüft ob das eine Wort nich mit dem anderen Wort endet und andersrum</text:p>
      <text:p text:style-name="P3">Schließlich geht man durch alle Wörter durch und setzt die passenden paare zusammen</text:p>
      <text:h text:style-name="Heading_20_1" text:outline-level="1"><text:bookmark-start text:name="__RefHeading___Toc2234_4178761632"/><text:soft-page-break/>Umsetzung<text:bookmark-end text:name="__RefHeading___Toc2234_4178761632"/></text:h>
      <text:p text:style-name="P3">Zuerst braucht man eine hilfsfunktion die einem einen boolean ausbigt ob die eingegebende string auch nur aus vokalen besteht, dann noch eine hilfsmethode die das Wort in konsonanten und Vokale aufteilt. Da jede regel für zwei wörter angewant werden muss ist in der regel funktion jeweils eine oder mehr unterfunktionen die dann das einzelne Wort verarbeiten.</text:p>
      <text:p text:style-name="P3">Regel 1:<text:line-break/>Nimmt die Konsonant und Vokal Abfolgen aus der <text:span text:style-name="T15">hilfsfunktion als list und dreht diese um, dann geht man diese durch bis man zwei vokale entdekt hat. Dann gleicht man ab ob beide Wörter die selben Endungen haben.</text:span></text:p>
      <text:p text:style-name="P17">Regel 2:<text:line-break/>die Buchstaben die in der Vokabelgruppe und folgende werden gezählt. Danach wird der anteil vom ganzen wort berechnet.</text:p>
      <text:p text:style-name="P3">Regel 3:<text:line-break/>wenn Wort 1 mit Wort 2 endet oder andersrum </text:p>
      <text:p text:style-name="P3">Dann wird abgeglichen man popt zuerst ein wort aus der gesamt wortlite und iteriert über diese mithilfe von enumerate, wenn man ein wort findet dass mit dem ersten in allen 3 regeln übereinstimmt dann wird das zweite word auch gepopt und beide werden gespeichert und dann beginnt das von vorne. Wenn man keine passende übereinstimmung für das erst wort findet kommt das in eine liste für paarlose.</text:p>
      <text:h text:style-name="Heading_20_1" text:outline-level="1"><text:bookmark-start text:name="__RefHeading___Toc2236_4178761632"/>Beispiele<text:bookmark-end text:name="__RefHeading___Toc2236_4178761632"/></text:h>
      <text:p text:style-name="P5"/>
      <text:p text:style-name="P7"><text:span text:style-name="T1">if </text:span><text:span text:style-name="T12">__name__ == </text:span><text:span text:style-name="T6">"__main__"</text:span><text:span text:style-name="T12">:</text:span></text:p>
      <text:p text:style-name="P6"><text:span text:style-name="T14"><text:s text:c="4"/></text:span><text:span text:style-name="T13">print</text:span><text:span text:style-name="T14">(match_rhymes(Aufgabe.txt0))<text:line-break/></text:span><text:span text:style-name="T13"># -&gt; schiene + biene, recht + knecht, glühen + bemühen </text:span></text:p>
      <text:p text:style-name="P6"><text:span text:style-name="T13"># -&gt; hygiene, hersagen, breitschlagen, schwank, schlank</text:span><text:span text:style-name="T1"><text:line-break/></text:span></text:p>
      <text:p text:style-name="P6"><text:span text:style-name="T14"><text:s text:c="4"/></text:span><text:span text:style-name="T13">print</text:span><text:span text:style-name="T14">(match_rhymes(Aufgabe.txt1))</text:span><text:span text:style-name="T5"><text:line-break/></text:span><text:span text:style-name="T13"># -&gt; wildnis + bildnis, note + brote</text:span></text:p>
      <text:p text:style-name="P8"># -&gt; xor-funktion, paprikaschote, konsumption, geständnis, absorption</text:p>
      <text:p text:style-name="P8"/>
      <text:p text:style-name="P6"><text:span text:style-name="T13"><text:s text:c="4"/>print</text:span><text:span text:style-name="T14">(match_rhymes(Aufgabe.txt2))<text:line-break/></text:span><text:span text:style-name="T13"># -&gt; ypsilon + epsilon<text:line-break/># -&gt; tempel, poststempel, passfoto , foto<text:line-break/><text:line-break/> <text:s text:c="3"/># aufgaben nr 3 sind 2 seiten output </text:span></text:p>
      <text:p text:style-name="P8"/>
      <text:p text:style-name="P18"/>
      <text:p text:style-name="P1"/>
      <text:h text:style-name="Heading_20_1" text:outline-level="1"><text:bookmark-start text:name="__RefHeading___Toc2238_4178761632"/>Quellcode<text:bookmark-end text:name="__RefHeading___Toc2238_4178761632"/></text:h>
      <text:p text:style-name="P16"><text:span text:style-name="T1">from </text:span>datasets <text:span text:style-name="T1">import </text:span>JuniorAufgabe1 <text:span text:style-name="T1">as </text:span>Aufgabe</text:p>
      <text:p text:style-name="P14"><text:soft-page-break/># if char or str is only made up of vocals</text:p>
      <text:p text:style-name="P7"><text:span text:style-name="T1">def </text:span><text:span text:style-name="T3">has_voc</text:span>(str):</text:p>
      <text:p text:style-name="P11"><text:s text:c="4"/><text:span text:style-name="T2">for </text:span><text:span text:style-name="T5">l </text:span><text:span text:style-name="T2">in </text:span><text:span text:style-name="T5">str:</text:span></text:p>
      <text:p text:style-name="P11"><text:s text:c="8"/><text:span text:style-name="T2">if </text:span><text:span text:style-name="T5">l </text:span><text:span text:style-name="T2">not in </text:span><text:span text:style-name="T7">"aeiouöäü"</text:span><text:span text:style-name="T5">: <text:s/></text:span><text:span text:style-name="T9"># öüä -&gt; CRINGE</text:span></text:p>
      <text:p text:style-name="P11"><text:span text:style-name="T8"><text:s text:c="12"/></text:span><text:span text:style-name="T2">return False</text:span></text:p>
      <text:p text:style-name="P10"><text:s text:c="4"/><text:span text:style-name="T5">return True</text:span></text:p>
      <text:p text:style-name="P10"><text:span text:style-name="T5"/></text:p>
      <text:p text:style-name="P14"># taifun <text:s/>-&gt; t <text:s/>ai f u n</text:p>
      <text:p text:style-name="P14"># aaabbbcdefg -&gt; aaa bbbcd e fg</text:p>
      <text:p text:style-name="P14"># split up onto vocs and kons</text:p>
      <text:p text:style-name="P7"><text:span text:style-name="T1">def </text:span><text:span text:style-name="T3">get_vokalgrupe</text:span>(word):</text:p>
      <text:p text:style-name="P11"><text:s text:c="4"/><text:span text:style-name="T5">syl = word[</text:span><text:span text:style-name="T11">0</text:span><text:span text:style-name="T5">]</text:span></text:p>
      <text:p text:style-name="P11"><text:s text:c="4"/><text:span text:style-name="T5">sylables = []</text:span></text:p>
      <text:p text:style-name="P11"><text:s text:c="4"/><text:span text:style-name="T5">last = </text:span><text:span text:style-name="T2">not </text:span><text:span text:style-name="T5">has_voc(syl)</text:span></text:p>
      <text:p text:style-name="P11"><text:s text:c="4"/><text:span text:style-name="T2">for </text:span><text:span text:style-name="T5">l </text:span><text:span text:style-name="T2">in </text:span><text:span text:style-name="T5">word[</text:span><text:span text:style-name="T11">1</text:span><text:span text:style-name="T5">:]:</text:span></text:p>
      <text:p text:style-name="P11"><text:s text:c="8"/><text:span text:style-name="T2">if </text:span><text:span text:style-name="T5">has_voc(l) </text:span><text:span text:style-name="T2">is </text:span><text:span text:style-name="T5">last:</text:span></text:p>
      <text:p text:style-name="P11"><text:s text:c="12"/><text:span text:style-name="T5">sylables.append(syl)</text:span></text:p>
      <text:p text:style-name="P11"><text:s text:c="12"/><text:span text:style-name="T5">syl = </text:span><text:span text:style-name="T7">""</text:span></text:p>
      <text:p text:style-name="P11"><text:span text:style-name="T6"><text:s text:c="12"/></text:span><text:span text:style-name="T5">last = </text:span><text:span text:style-name="T2">not </text:span><text:span text:style-name="T5">last</text:span></text:p>
      <text:p text:style-name="P11"><text:s text:c="8"/><text:span text:style-name="T5">syl += l</text:span></text:p>
      <text:p text:style-name="P11"><text:s text:c="4"/><text:span text:style-name="T5">sylables.append(syl)</text:span></text:p>
      <text:p text:style-name="P11"><text:s text:c="4"/><text:span text:style-name="T2">return </text:span><text:span text:style-name="T5">sylables</text:span></text:p>
      <text:p text:style-name="P11"><text:span text:style-name="T5"/></text:p>
      <text:p text:style-name="P7"><text:span text:style-name="T1">def </text:span><text:span text:style-name="T3">vocals</text:span>(word):</text:p>
      <text:p text:style-name="P11"><text:s text:c="4"/><text:span text:style-name="T5">syl1 = get_vokalgrupe(word)</text:span></text:p>
      <text:p text:style-name="P11"><text:s text:c="4"/><text:span text:style-name="T2">if not </text:span><text:span text:style-name="T5">has_voc(syl1[</text:span><text:span text:style-name="T11">0</text:span><text:span text:style-name="T5">]):</text:span></text:p>
      <text:p text:style-name="P11"><text:s text:c="8"/><text:span text:style-name="T5">syl1.pop(</text:span><text:span text:style-name="T11">0</text:span><text:span text:style-name="T5">)</text:span></text:p>
      <text:p text:style-name="P11"><text:s text:c="4"/><text:span text:style-name="T5">syl1 = </text:span><text:span text:style-name="T13">list</text:span><text:span text:style-name="T5">(</text:span><text:span text:style-name="T13">filter</text:span><text:span text:style-name="T5">(has_voc</text:span><text:span text:style-name="T2">, </text:span><text:span text:style-name="T5">syl1))</text:span></text:p>
      <text:p text:style-name="P11"><text:s text:c="4"/><text:span text:style-name="T2">return </text:span><text:span text:style-name="T5">syl1</text:span></text:p>
      <text:p text:style-name="P11"><text:span text:style-name="T5"/></text:p>
      <text:p text:style-name="P14"># get vocgruppe of both, check if following part is same</text:p>
      <text:p text:style-name="P7"><text:span text:style-name="T1">def </text:span><text:span text:style-name="T3">regel1</text:span>(w1: <text:span text:style-name="T12">str</text:span><text:span text:style-name="T1">, </text:span>w2: <text:span text:style-name="T12">str</text:span>):</text:p>
      <text:p text:style-name="P11"><text:s text:c="4"/><text:span text:style-name="T2">def </text:span><text:span text:style-name="T4">get_last_same</text:span><text:span text:style-name="T5">(word):</text:span></text:p>
      <text:p text:style-name="P11"><text:s text:c="8"/><text:span text:style-name="T5">syl1 = get_vokalgrupe(word)</text:span></text:p>
      <text:p text:style-name="P11"><text:s text:c="8"/><text:span text:style-name="T5">buff = </text:span><text:span text:style-name="T7">""</text:span></text:p>
      <text:p text:style-name="P11"><text:span text:style-name="T6"><text:s text:c="8"/></text:span><text:span text:style-name="T5">br = </text:span><text:span text:style-name="T11">0</text:span></text:p>
      <text:p text:style-name="P11"><text:span text:style-name="T10"><text:s text:c="8"/></text:span><text:span text:style-name="T2">for </text:span><text:span text:style-name="T5">sr </text:span><text:span text:style-name="T2">in </text:span><text:span text:style-name="T5">syl1[::-</text:span><text:span text:style-name="T11">1</text:span><text:span text:style-name="T5">]:</text:span></text:p>
      <text:p text:style-name="P11"><text:s text:c="12"/><text:span text:style-name="T5">buff += sr[::-</text:span><text:span text:style-name="T11">1</text:span><text:span text:style-name="T5">]</text:span></text:p>
      <text:p text:style-name="P11"><text:s text:c="12"/><text:span text:style-name="T2">if </text:span><text:span text:style-name="T5">has_voc(sr):</text:span></text:p>
      <text:p text:style-name="P11"><text:s text:c="16"/><text:span text:style-name="T5">br += </text:span><text:span text:style-name="T11">1</text:span></text:p>
      <text:p text:style-name="P11"><text:span text:style-name="T10"><text:s text:c="16"/></text:span><text:span text:style-name="T2">if </text:span><text:span text:style-name="T5">br == (</text:span><text:span text:style-name="T11">1 </text:span><text:span text:style-name="T2">if </text:span><text:span text:style-name="T13">len</text:span><text:span text:style-name="T5">(vocals(word)) == </text:span><text:span text:style-name="T11">1 </text:span><text:span text:style-name="T2">else </text:span><text:span text:style-name="T11">2</text:span><text:span text:style-name="T5">):</text:span></text:p>
      <text:p text:style-name="P11"><text:s text:c="20"/><text:span text:style-name="T2">break</text:span></text:p>
      <text:p text:style-name="P11"><text:span text:style-name="T1"><text:s text:c="8"/></text:span><text:span text:style-name="T2">return </text:span><text:span text:style-name="T5">buff[::-</text:span><text:span text:style-name="T11">1</text:span><text:span text:style-name="T5">]</text:span></text:p>
      <text:p text:style-name="P11"><text:s text:c="4"/><text:span text:style-name="T5">v1</text:span><text:span text:style-name="T2">, </text:span><text:span text:style-name="T5">v2 = get_last_same(w1)</text:span><text:span text:style-name="T2">, </text:span><text:span text:style-name="T5">get_last_same(w2)</text:span></text:p>
      <text:p text:style-name="P11"><text:s text:c="4"/><text:span text:style-name="T2">return </text:span><text:span text:style-name="T5">v1 == v2</text:span></text:p>
      <text:p text:style-name="P11"><text:span text:style-name="T5"/></text:p>
      <text:p text:style-name="P14"># voc gruppe + following part &gt;= 50% of word</text:p>
      <text:p text:style-name="P7"><text:span text:style-name="T1">def </text:span><text:span text:style-name="T3">regel2</text:span>(w1: <text:span text:style-name="T12">str</text:span><text:span text:style-name="T1">, </text:span>w2: <text:span text:style-name="T12">str</text:span>):</text:p>
      <text:p text:style-name="P11"><text:s text:c="4"/><text:span text:style-name="T9"># check if the words following part is bigger than 50%</text:span></text:p>
      <text:p text:style-name="P11"><text:span text:style-name="T8"><text:s text:c="4"/></text:span><text:span text:style-name="T2">def </text:span><text:span text:style-name="T4">bigger_than_half</text:span><text:span text:style-name="T5">(word):</text:span></text:p>
      <text:p text:style-name="P11"><text:s text:c="8"/><text:span text:style-name="T5">syl1 = get_vokalgrupe(word)</text:span></text:p>
      <text:p text:style-name="P11"><text:s text:c="8"/><text:span text:style-name="T5">buff = </text:span><text:span text:style-name="T7">""</text:span></text:p>
      <text:p text:style-name="P11"><text:span text:style-name="T6"><text:s text:c="8"/></text:span><text:span text:style-name="T2">for </text:span><text:span text:style-name="T5">l </text:span><text:span text:style-name="T2">in </text:span><text:span text:style-name="T5">syl1[::-</text:span><text:span text:style-name="T11">1</text:span><text:span text:style-name="T5">][:(</text:span><text:span text:style-name="T11">1 </text:span><text:span text:style-name="T2">if </text:span><text:span text:style-name="T13">len</text:span><text:span text:style-name="T5">(vocals(word)) == </text:span><text:span text:style-name="T11">1 </text:span><text:span text:style-name="T2">else </text:span><text:span text:style-name="T11">2</text:span><text:span text:style-name="T5">) * </text:span><text:span text:style-name="T11">2</text:span><text:span text:style-name="T5">]:</text:span></text:p>
      <text:p text:style-name="P11"><text:s text:c="12"/><text:span text:style-name="T5">buff += l</text:span></text:p>
      <text:p text:style-name="P11"><text:s text:c="8"/><text:span text:style-name="T2">return not </text:span><text:span text:style-name="T5">((</text:span><text:span text:style-name="T13">len</text:span><text:span text:style-name="T5">(buff) / </text:span><text:span text:style-name="T13">len</text:span><text:span text:style-name="T5">(word)) &lt; </text:span><text:span text:style-name="T11">.5</text:span><text:span text:style-name="T5">)</text:span></text:p>
      <text:p text:style-name="P11"><text:s text:c="4"/><text:span text:style-name="T2">return not </text:span><text:span text:style-name="T5">(</text:span><text:span text:style-name="T2">not </text:span><text:span text:style-name="T5">bigger_than_half(w1) </text:span><text:span text:style-name="T2">or not </text:span><text:span text:style-name="T5">bigger_than_half(w2))</text:span></text:p>
      <text:p text:style-name="P11"><text:span text:style-name="T5"/></text:p>
      <text:p text:style-name="P14"># word 1 cant end with word 2 and otherwise</text:p>
      <text:p text:style-name="P7"><text:span text:style-name="T1">def </text:span><text:span text:style-name="T3">regel3</text:span>(w1: <text:span text:style-name="T12">str</text:span><text:span text:style-name="T1">, </text:span>w2: <text:span text:style-name="T12">str</text:span>):</text:p>
      <text:p text:style-name="P11"><text:soft-page-break/><text:s text:c="4"/><text:span text:style-name="T2">return not </text:span><text:span text:style-name="T5">w1.endswith(w2) </text:span><text:span text:style-name="T2">or </text:span><text:span text:style-name="T5">w2.endswith(w1)</text:span></text:p>
      <text:p text:style-name="P11"><text:span text:style-name="T5"/></text:p>
      <text:p text:style-name="P7"><text:span text:style-name="T1">def </text:span><text:span text:style-name="T3">regel123</text:span>(w1: <text:span text:style-name="T12">str</text:span><text:span text:style-name="T1">, </text:span>w2: <text:span text:style-name="T12">str</text:span>):</text:p>
      <text:p text:style-name="P11"><text:s text:c="4"/><text:span text:style-name="T2">return </text:span><text:span text:style-name="T5">regel1(w1</text:span><text:span text:style-name="T2">, </text:span><text:span text:style-name="T5">w2)</text:span><text:span text:style-name="T2">, </text:span><text:span text:style-name="T5">regel2(w1</text:span><text:span text:style-name="T2">, </text:span><text:span text:style-name="T5">w2)</text:span><text:span text:style-name="T2">, </text:span><text:span text:style-name="T5">regel3(w1</text:span><text:span text:style-name="T2">, </text:span><text:span text:style-name="T5">w2)</text:span></text:p>
      <text:p text:style-name="P11"><text:span text:style-name="T5"/></text:p>
      <text:p text:style-name="P14"># match pairs</text:p>
      <text:p text:style-name="P7"><text:span text:style-name="T1">def </text:span><text:span text:style-name="T3">sorter</text:span>(words: <text:span text:style-name="T12">list</text:span>):</text:p>
      <text:p text:style-name="P11"><text:s text:c="4"/><text:span text:style-name="T5">pairs = []</text:span></text:p>
      <text:p text:style-name="P11"><text:s text:c="4"/><text:span text:style-name="T5">lost = []</text:span></text:p>
      <text:p text:style-name="P11"><text:s text:c="4"/><text:span text:style-name="T2">try</text:span><text:span text:style-name="T5">:</text:span></text:p>
      <text:p text:style-name="P11"><text:s text:c="8"/><text:span text:style-name="T9"># get the first word</text:span></text:p>
      <text:p text:style-name="P11"><text:span text:style-name="T8"><text:s text:c="8"/></text:span><text:span text:style-name="T2">for </text:span><text:span text:style-name="T5">n </text:span><text:span text:style-name="T2">in </text:span><text:span text:style-name="T13">range</text:span><text:span text:style-name="T5">(</text:span><text:span text:style-name="T13">len</text:span><text:span text:style-name="T5">(words) - </text:span><text:span text:style-name="T11">1</text:span><text:span text:style-name="T5">):</text:span></text:p>
      <text:p text:style-name="P11"><text:s text:c="12"/><text:span text:style-name="T5">w1 = words.pop()</text:span></text:p>
      <text:p text:style-name="P11"><text:s text:c="12"/><text:span text:style-name="T9"># iterate over all other words</text:span></text:p>
      <text:p text:style-name="P11"><text:span text:style-name="T8"><text:s text:c="12"/></text:span><text:span text:style-name="T2">for </text:span><text:span text:style-name="T5">i</text:span><text:span text:style-name="T2">, </text:span><text:span text:style-name="T5">w2 </text:span><text:span text:style-name="T2">in </text:span><text:span text:style-name="T13">enumerate</text:span><text:span text:style-name="T5">(words):</text:span></text:p>
      <text:p text:style-name="P11"><text:s text:c="16"/><text:span text:style-name="T2">if </text:span><text:span text:style-name="T5">regel1(w1</text:span><text:span text:style-name="T2">, </text:span><text:span text:style-name="T5">w2) </text:span><text:span text:style-name="T2">and </text:span><text:span text:style-name="T5">regel2(w1</text:span><text:span text:style-name="T2">, </text:span><text:span text:style-name="T5">w2) </text:span><text:span text:style-name="T2">and </text:span><text:span text:style-name="T5">regel3(w1</text:span><text:span text:style-name="T2">, </text:span><text:span text:style-name="T5">w2):</text:span></text:p>
      <text:p text:style-name="P11"><text:s text:c="20"/><text:span text:style-name="T9"># if one word matches, save words and remove w1 from the pool</text:span></text:p>
      <text:p text:style-name="P11"><text:span text:style-name="T8"><text:s text:c="20"/></text:span><text:span text:style-name="T5">pairs.append((w1</text:span><text:span text:style-name="T2">, </text:span><text:span text:style-name="T5">w2))</text:span></text:p>
      <text:p text:style-name="P11"><text:s text:c="20"/><text:span text:style-name="T5">words.pop(i)</text:span></text:p>
      <text:p text:style-name="P11"><text:s text:c="20"/><text:span text:style-name="T2">break</text:span></text:p>
      <text:p text:style-name="P11"><text:span text:style-name="T1"><text:s text:c="12"/></text:span><text:span text:style-name="T9"># if none match</text:span></text:p>
      <text:p text:style-name="P11"><text:span text:style-name="T8"><text:s text:c="12"/></text:span><text:span text:style-name="T2">else</text:span><text:span text:style-name="T5">:</text:span></text:p>
      <text:p text:style-name="P11"><text:s text:c="16"/><text:span text:style-name="T5">lost.append(w1)</text:span></text:p>
      <text:p text:style-name="P11"><text:s text:c="4"/><text:span text:style-name="T2">finally</text:span><text:span text:style-name="T5">:</text:span></text:p>
      <text:p text:style-name="P11"><text:s text:c="8"/><text:span text:style-name="T2">return </text:span><text:span text:style-name="T5">pairs</text:span><text:span text:style-name="T2">, </text:span><text:span text:style-name="T5">lost</text:span></text:p>
      <text:p text:style-name="P11"><text:span text:style-name="T5"/></text:p>
      <text:p text:style-name="P7"><text:span text:style-name="T1">def </text:span><text:span text:style-name="T3">nice_print</text:span>(ls<text:span text:style-name="T1">, </text:span>lost):</text:p>
      <text:p text:style-name="P11"><text:s text:c="4"/><text:span text:style-name="T5">srs = []</text:span></text:p>
      <text:p text:style-name="P11"><text:s text:c="4"/><text:span text:style-name="T2">for </text:span><text:span text:style-name="T5">x</text:span><text:span text:style-name="T2">, </text:span><text:span text:style-name="T5">y </text:span><text:span text:style-name="T2">in </text:span><text:span text:style-name="T5">ls:</text:span></text:p>
      <text:p text:style-name="P11"><text:s text:c="8"/><text:span text:style-name="T5">srs.append(</text:span><text:span text:style-name="T7">f"</text:span><text:span text:style-name="T2">{</text:span><text:span text:style-name="T5">x</text:span><text:span text:style-name="T2">}</text:span><text:span text:style-name="T7"> + </text:span><text:span text:style-name="T2">{</text:span><text:span text:style-name="T5">y</text:span><text:span text:style-name="T2">}</text:span><text:span text:style-name="T7">"</text:span><text:span text:style-name="T5">)</text:span></text:p>
      <text:p text:style-name="P11"><text:s text:c="4"/><text:span text:style-name="T2">return </text:span><text:span text:style-name="T7">", "</text:span><text:span text:style-name="T5">.join(srs) + </text:span><text:span text:style-name="T7">"</text:span><text:span text:style-name="T2">\n</text:span><text:span text:style-name="T7">" </text:span><text:span text:style-name="T5">+ </text:span><text:span text:style-name="T7">", "</text:span><text:span text:style-name="T5">.join(lost)</text:span></text:p>
      <text:p text:style-name="P11"><text:span text:style-name="T5"/></text:p>
      <text:p text:style-name="P7"><text:span text:style-name="T1">def </text:span><text:span text:style-name="T3">match_rhymes</text:span>(data: <text:span text:style-name="T12">str </text:span>= Aufgabe.txt0):</text:p>
      <text:p text:style-name="P11"><text:s text:c="4"/><text:span text:style-name="T5">words = data.lower().split(</text:span><text:span text:style-name="T7">"</text:span><text:span text:style-name="T2">\n</text:span><text:span text:style-name="T7">"</text:span><text:span text:style-name="T5">)</text:span></text:p>
      <text:p text:style-name="P11"><text:s text:c="4"/><text:span text:style-name="T2">return </text:span><text:span text:style-name="T5">sorter(words)</text:span></text:p>
      <text:p text:style-name="P11"><text:span text:style-name="T5"/></text:p>
      <text:p text:style-name="P7"><text:span text:style-name="T1">if </text:span>__name__ == <text:span text:style-name="T6">"__main__"</text:span>:</text:p>
      <text:p text:style-name="P11"><text:s text:c="4"/><text:span text:style-name="T5">txt = Aufgabe.txt1</text:span></text:p>
      <text:p text:style-name="P11"><text:s text:c="4"/><text:span text:style-name="T9"># print(match_rhymes(txt))</text:span></text:p>
      <text:p text:style-name="P11"><text:span text:style-name="T8"><text:s text:c="4"/></text:span><text:span text:style-name="T13">print</text:span><text:span text:style-name="T5">(nice_print(*match_rhymes(txt)))</text:span></text:p>
      <text:p text:style-name="P15"><text:s text:c="4"/><text:span text:style-name="T9"># print(regel123("schwank", "schlank"))</text:span></text:p>
      <text:p text:style-name="P15"><text:span text:style-name="T9"/></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Header"><text:reference-ref text:reference-format="text" text:ref-name="Aufgabe">Junior Aufgabe 1</text:reference-ref><text:tab/><text:tab/>Team-ID: 00719 </text:p>
      </style:header>
      <style:footer>
        <text:p text:style-name="Footer"><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8T11:25:45</meta:creation-date>
    <meta:editing-duration>PT19M24S</meta:editing-duration>
    <meta:editing-cycles>4</meta:editing-cycles>
    <meta:generator>OpenOffice/4.1.13$Win32 OpenOffice.org_project/4113m1$Build-9810</meta:generator>
    <meta:initial-creator>a a</meta:initial-creator>
    <dc:date>2022-11-18T12:45:54.46</dc:date>
    <dc:creator>a a</dc:creator>
    <meta:document-statistic meta:table-count="0" meta:image-count="0" meta:object-count="0" meta:page-count="4" meta:paragraph-count="127" meta:word-count="819" meta:character-count="5717"/>
  </office:meta>
</office:document-meta>
</file>